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Key</text:p>
          </table:table-cell>
          <table:table-cell table:style-name="ce2" office:value-type="string" calcext:value-type="string">
            <text:p>Gdk</text:p>
          </table:table-cell>
          <table:table-cell table:style-name="ce1" office:value-type="string" calcext:value-type="string">
            <text:p>Gdk Hex</text:p>
          </table:table-cell>
          <table:table-cell table:style-name="ce2" office:value-type="string" calcext:value-type="string">
            <text:p>Qt key()</text:p>
          </table:table-cell>
          <table:table-cell table:style-name="ce2" office:value-type="string" calcext:value-type="string">
            <text:p>Qt text()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65288" calcext:value-type="float">
            <text:p>65288</text:p>
          </table:table-cell>
          <table:table-cell table:formula="of:=DEC2HEX([.B3] )" office:value-type="string" office:string-value="FF08" calcext:value-type="string">
            <text:p>FF08</text:p>
          </table:table-cell>
          <table:table-cell office:value-type="string" calcext:value-type="string">
            <text:p>0x1000003</text:p>
          </table:table-cell>
          <table:table-cell office:value-type="string" calcext:value-type="string">
            <text:p>0x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65289" calcext:value-type="float">
            <text:p>65289</text:p>
          </table:table-cell>
          <table:table-cell table:formula="of:=DEC2HEX([.B4] )" office:value-type="string" office:string-value="FF09" calcext:value-type="string">
            <text:p>FF09</text:p>
          </table:table-cell>
          <table:table-cell table:number-columns-repeated="2" office:value-type="string" calcext:value-type="string">
            <text:p>not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65293" calcext:value-type="float">
            <text:p>65293</text:p>
          </table:table-cell>
          <table:table-cell table:formula="of:=DEC2HEX([.B5] )" office:value-type="string" office:string-value="FF0D" calcext:value-type="string">
            <text:p>FF0D</text:p>
          </table:table-cell>
          <table:table-cell office:value-type="string" calcext:value-type="string">
            <text:p>0x1000004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65299" calcext:value-type="float">
            <text:p>65299</text:p>
          </table:table-cell>
          <table:table-cell table:formula="of:=DEC2HEX([.B6] )" office:value-type="string" office:string-value="FF13" calcext:value-type="string">
            <text:p>FF13</text:p>
          </table:table-cell>
          <table:table-cell office:value-type="string" calcext:value-type="string">
            <text:p>0x1000008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oll_Lock</text:p>
          </table:table-cell>
          <table:table-cell office:value-type="float" office:value="65300" calcext:value-type="float">
            <text:p>65300</text:p>
          </table:table-cell>
          <table:table-cell table:formula="of:=DEC2HEX([.B7] )" office:value-type="string" office:string-value="FF14" calcext:value-type="string">
            <text:p>FF14</text:p>
          </table:table-cell>
          <table:table-cell office:value-type="string" calcext:value-type="string">
            <text:p>0x1000026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65307" calcext:value-type="float">
            <text:p>65307</text:p>
          </table:table-cell>
          <table:table-cell table:formula="of:=DEC2HEX([.B8] )" office:value-type="string" office:string-value="FF1B" calcext:value-type="string">
            <text:p>FF1B</text:p>
          </table:table-cell>
          <table:table-cell office:value-type="string" calcext:value-type="string">
            <text:p>0x1000000</text:p>
          </table:table-cell>
          <table:table-cell office:value-type="string" calcext:value-type="string">
            <text:p>0x1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5360" calcext:value-type="float">
            <text:p>65360</text:p>
          </table:table-cell>
          <table:table-cell table:formula="of:=DEC2HEX([.B9] )" office:value-type="string" office:string-value="FF50" calcext:value-type="string">
            <text:p>FF50</text:p>
          </table:table-cell>
          <table:table-cell office:value-type="string" calcext:value-type="string">
            <text:p>0x1000010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65361 ?</text:p>
          </table:table-cell>
          <table:table-cell office:value-type="string" calcext:value-type="string">
            <text:p>FF51 ?</text:p>
          </table:table-cell>
          <table:table-cell office:value-type="string" calcext:value-type="string">
            <text:p>0x1000011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65361" calcext:value-type="float">
            <text:p>65361</text:p>
          </table:table-cell>
          <table:table-cell table:formula="of:=DEC2HEX([.B11] )" office:value-type="string" office:string-value="FF51" calcext:value-type="string">
            <text:p>FF51</text:p>
          </table:table-cell>
          <table:table-cell office:value-type="string" calcext:value-type="string">
            <text:p>0x1000012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5362" calcext:value-type="float">
            <text:p>65362</text:p>
          </table:table-cell>
          <table:table-cell table:formula="of:=DEC2HEX([.B12] )" office:value-type="string" office:string-value="FF52" calcext:value-type="string">
            <text:p>FF52</text:p>
          </table:table-cell>
          <table:table-cell office:value-type="string" calcext:value-type="string">
            <text:p>0x1000013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65363" calcext:value-type="float">
            <text:p>65363</text:p>
          </table:table-cell>
          <table:table-cell table:formula="of:=DEC2HEX([.B13] )" office:value-type="string" office:string-value="FF53" calcext:value-type="string">
            <text:p>FF53</text:p>
          </table:table-cell>
          <table:table-cell office:value-type="string" calcext:value-type="string">
            <text:p>0x1000014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5364" calcext:value-type="float">
            <text:p>65364</text:p>
          </table:table-cell>
          <table:table-cell table:formula="of:=DEC2HEX([.B14] )" office:value-type="string" office:string-value="FF54" calcext:value-type="string">
            <text:p>FF54</text:p>
          </table:table-cell>
          <table:table-cell office:value-type="string" calcext:value-type="string">
            <text:p>0x1000015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 Up</text:p>
          </table:table-cell>
          <table:table-cell office:value-type="float" office:value="65365" calcext:value-type="float">
            <text:p>65365</text:p>
          </table:table-cell>
          <table:table-cell table:formula="of:=DEC2HEX([.B15] )" office:value-type="string" office:string-value="FF55" calcext:value-type="string">
            <text:p>FF55</text:p>
          </table:table-cell>
          <table:table-cell office:value-type="string" calcext:value-type="string">
            <text:p>0x1000016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 Down</text:p>
          </table:table-cell>
          <table:table-cell office:value-type="float" office:value="65366" calcext:value-type="float">
            <text:p>65366</text:p>
          </table:table-cell>
          <table:table-cell table:formula="of:=DEC2HEX([.B16] )" office:value-type="string" office:string-value="FF56" calcext:value-type="string">
            <text:p>FF56</text:p>
          </table:table-cell>
          <table:table-cell office:value-type="string" calcext:value-type="string">
            <text:p>0x1000017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 (Scrn)</text:p>
          </table:table-cell>
          <table:table-cell office:value-type="float" office:value="65377" calcext:value-type="float">
            <text:p>65377</text:p>
          </table:table-cell>
          <table:table-cell table:formula="of:=DEC2HEX([.B17] )" office:value-type="string" office:string-value="FF61" calcext:value-type="string">
            <text:p>FF61</text:p>
          </table:table-cell>
          <table:table-cell office:value-type="string" calcext:value-type="string">
            <text:p>0x1000009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65379" calcext:value-type="float">
            <text:p>65379</text:p>
          </table:table-cell>
          <table:table-cell table:formula="of:=DEC2HEX([.B18] )" office:value-type="string" office:string-value="FF63" calcext:value-type="string">
            <text:p>FF63</text:p>
          </table:table-cell>
          <table:table-cell office:value-type="string" calcext:value-type="string">
            <text:p>0x1000006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65383" calcext:value-type="float">
            <text:p>65383</text:p>
          </table:table-cell>
          <table:table-cell table:formula="of:=DEC2HEX([.B19] )" office:value-type="string" office:string-value="FF67" calcext:value-type="string">
            <text:p>FF67</text:p>
          </table:table-cell>
          <table:table-cell office:value-type="string" calcext:value-type="string">
            <text:p>0x1000055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_Lock</text:p>
          </table:table-cell>
          <table:table-cell office:value-type="float" office:value="65407" calcext:value-type="float">
            <text:p>65407</text:p>
          </table:table-cell>
          <table:table-cell table:formula="of:=DEC2HEX([.B20] )" office:value-type="string" office:string-value="FF7F" calcext:value-type="string">
            <text:p>FF7F</text:p>
          </table:table-cell>
          <table:table-cell office:value-type="string" calcext:value-type="string">
            <text:p>0x1000025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Enter</text:p>
          </table:table-cell>
          <table:table-cell office:value-type="float" office:value="65421" calcext:value-type="float">
            <text:p>65421</text:p>
          </table:table-cell>
          <table:table-cell table:formula="of:=DEC2HEX([.B21] )" office:value-type="string" office:string-value="FF8D" calcext:value-type="string">
            <text:p>FF8D</text:p>
          </table:table-cell>
          <table:table-cell office:value-type="string" calcext:value-type="string">
            <text:p>0x1000005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Right</text:p>
          </table:table-cell>
          <table:table-cell office:value-type="float" office:value="65432" calcext:value-type="float">
            <text:p>65432</text:p>
          </table:table-cell>
          <table:table-cell table:formula="of:=DEC2HEX([.B22] )" office:value-type="string" office:string-value="FF98" calcext:value-type="string">
            <text:p>FF98</text:p>
          </table:table-cell>
          <table:table-cell office:value-type="string" calcext:value-type="string">
            <text:p>0x1000014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Down</text:p>
          </table:table-cell>
          <table:table-cell office:value-type="float" office:value="65433" calcext:value-type="float">
            <text:p>65433</text:p>
          </table:table-cell>
          <table:table-cell table:formula="of:=DEC2HEX([.B23] )" office:value-type="string" office:string-value="FF99" calcext:value-type="string">
            <text:p>FF99</text:p>
          </table:table-cell>
          <table:table-cell office:value-type="string" calcext:value-type="string">
            <text:p>0x1000015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End</text:p>
          </table:table-cell>
          <table:table-cell office:value-type="float" office:value="65436" calcext:value-type="float">
            <text:p>65436</text:p>
          </table:table-cell>
          <table:table-cell table:formula="of:=DEC2HEX([.B24] )" office:value-type="string" office:string-value="FF9C" calcext:value-type="string">
            <text:p>FF9C</text:p>
          </table:table-cell>
          <table:table-cell office:value-type="string" calcext:value-type="string">
            <text:p>0x1000011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Insert</text:p>
          </table:table-cell>
          <table:table-cell office:value-type="float" office:value="65438" calcext:value-type="float">
            <text:p>65438</text:p>
          </table:table-cell>
          <table:table-cell table:formula="of:=DEC2HEX([.B25] )" office:value-type="string" office:string-value="FF9E" calcext:value-type="string">
            <text:p>FF9E</text:p>
          </table:table-cell>
          <table:table-cell office:value-type="string" calcext:value-type="string">
            <text:p>0x1000006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Delete</text:p>
          </table:table-cell>
          <table:table-cell office:value-type="float" office:value="65439" calcext:value-type="float">
            <text:p>65439</text:p>
          </table:table-cell>
          <table:table-cell table:formula="of:=DEC2HEX([.B26] )" office:value-type="string" office:string-value="FF9F" calcext:value-type="string">
            <text:p>FF9F</text:p>
          </table:table-cell>
          <table:table-cell office:value-type="string" calcext:value-type="string">
            <text:p>0x1000007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Multiply</text:p>
          </table:table-cell>
          <table:table-cell office:value-type="float" office:value="65450" calcext:value-type="float">
            <text:p>65450</text:p>
          </table:table-cell>
          <table:table-cell table:formula="of:=DEC2HEX([.B27] )" office:value-type="string" office:string-value="FFAA" calcext:value-type="string">
            <text:p>FFAA</text:p>
          </table:table-cell>
          <table:table-cell table:number-columns-repeated="2" office:value-type="string" calcext:value-type="string">
            <text:p>0x2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Add</text:p>
          </table:table-cell>
          <table:table-cell office:value-type="float" office:value="65451" calcext:value-type="float">
            <text:p>65451</text:p>
          </table:table-cell>
          <table:table-cell table:formula="of:=DEC2HEX([.B28] )" office:value-type="string" office:string-value="FFAB" calcext:value-type="string">
            <text:p>FFAB</text:p>
          </table:table-cell>
          <table:table-cell table:number-columns-repeated="2" office:value-type="string" calcext:value-type="string">
            <text:p>0x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Decimal</text:p>
          </table:table-cell>
          <table:table-cell office:value-type="float" office:value="65454" calcext:value-type="float">
            <text:p>65454</text:p>
          </table:table-cell>
          <table:table-cell table:formula="of:=DEC2HEX([.B29] )" office:value-type="string" office:string-value="FFAE" calcext:value-type="string">
            <text:p>FFAE</text:p>
          </table:table-cell>
          <table:table-cell table:number-columns-repeated="2" office:value-type="string" calcext:value-type="string">
            <text:p>0x2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Divide</text:p>
          </table:table-cell>
          <table:table-cell office:value-type="float" office:value="65455" calcext:value-type="float">
            <text:p>65455</text:p>
          </table:table-cell>
          <table:table-cell table:formula="of:=DEC2HEX([.B30] )" office:value-type="string" office:string-value="FFAF" calcext:value-type="string">
            <text:p>FFAF</text:p>
          </table:table-cell>
          <table:table-cell table:number-columns-repeated="2" office:value-type="string" calcext:value-type="string">
            <text:p>0x2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0</text:p>
          </table:table-cell>
          <table:table-cell office:value-type="float" office:value="65456" calcext:value-type="float">
            <text:p>65456</text:p>
          </table:table-cell>
          <table:table-cell table:formula="of:=DEC2HEX([.B31] )" office:value-type="string" office:string-value="FFB0" calcext:value-type="string">
            <text:p>FFB0</text:p>
          </table:table-cell>
          <table:table-cell table:number-columns-repeated="2" office:value-type="string" calcext:value-type="string">
            <text:p>0x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1</text:p>
          </table:table-cell>
          <table:table-cell office:value-type="float" office:value="65457" calcext:value-type="float">
            <text:p>65457</text:p>
          </table:table-cell>
          <table:table-cell table:formula="of:=DEC2HEX([.B32] )" office:value-type="string" office:string-value="FFB1" calcext:value-type="string">
            <text:p>FFB1</text:p>
          </table:table-cell>
          <table:table-cell table:number-columns-repeated="2" office:value-type="string" calcext:value-type="string">
            <text:p>0x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2</text:p>
          </table:table-cell>
          <table:table-cell office:value-type="float" office:value="65458" calcext:value-type="float">
            <text:p>65458</text:p>
          </table:table-cell>
          <table:table-cell table:formula="of:=DEC2HEX([.B33] )" office:value-type="string" office:string-value="FFB2" calcext:value-type="string">
            <text:p>FFB2</text:p>
          </table:table-cell>
          <table:table-cell table:number-columns-repeated="2" office:value-type="string" calcext:value-type="string">
            <text:p>0x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3</text:p>
          </table:table-cell>
          <table:table-cell office:value-type="float" office:value="65459" calcext:value-type="float">
            <text:p>65459</text:p>
          </table:table-cell>
          <table:table-cell table:formula="of:=DEC2HEX([.B34] )" office:value-type="string" office:string-value="FFB3" calcext:value-type="string">
            <text:p>FFB3</text:p>
          </table:table-cell>
          <table:table-cell table:number-columns-repeated="2" office:value-type="string" calcext:value-type="string">
            <text:p>0x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4</text:p>
          </table:table-cell>
          <table:table-cell office:value-type="float" office:value="65460" calcext:value-type="float">
            <text:p>65460</text:p>
          </table:table-cell>
          <table:table-cell table:formula="of:=DEC2HEX([.B35] )" office:value-type="string" office:string-value="FFB4" calcext:value-type="string">
            <text:p>FFB4</text:p>
          </table:table-cell>
          <table:table-cell table:number-columns-repeated="2" office:value-type="string" calcext:value-type="string">
            <text:p>0x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5</text:p>
          </table:table-cell>
          <table:table-cell office:value-type="float" office:value="65461" calcext:value-type="float">
            <text:p>65461</text:p>
          </table:table-cell>
          <table:table-cell table:formula="of:=DEC2HEX([.B36] )" office:value-type="string" office:string-value="FFB5" calcext:value-type="string">
            <text:p>FFB5</text:p>
          </table:table-cell>
          <table:table-cell table:number-columns-repeated="2" office:value-type="string" calcext:value-type="string">
            <text:p>0x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6</text:p>
          </table:table-cell>
          <table:table-cell office:value-type="float" office:value="65462" calcext:value-type="float">
            <text:p>65462</text:p>
          </table:table-cell>
          <table:table-cell table:formula="of:=DEC2HEX([.B37] )" office:value-type="string" office:string-value="FFB6" calcext:value-type="string">
            <text:p>FFB6</text:p>
          </table:table-cell>
          <table:table-cell table:number-columns-repeated="2" office:value-type="string" calcext:value-type="string">
            <text:p>0x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7</text:p>
          </table:table-cell>
          <table:table-cell office:value-type="float" office:value="65463" calcext:value-type="float">
            <text:p>65463</text:p>
          </table:table-cell>
          <table:table-cell table:formula="of:=DEC2HEX([.B38] )" office:value-type="string" office:string-value="FFB7" calcext:value-type="string">
            <text:p>FFB7</text:p>
          </table:table-cell>
          <table:table-cell table:number-columns-repeated="2" office:value-type="string" calcext:value-type="string">
            <text:p>0x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8</text:p>
          </table:table-cell>
          <table:table-cell office:value-type="float" office:value="65464" calcext:value-type="float">
            <text:p>65464</text:p>
          </table:table-cell>
          <table:table-cell table:formula="of:=DEC2HEX([.B39] )" office:value-type="string" office:string-value="FFB8" calcext:value-type="string">
            <text:p>FFB8</text:p>
          </table:table-cell>
          <table:table-cell table:number-columns-repeated="2" office:value-type="string" calcext:value-type="string">
            <text:p>0x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_9</text:p>
          </table:table-cell>
          <table:table-cell office:value-type="float" office:value="65465" calcext:value-type="float">
            <text:p>65465</text:p>
          </table:table-cell>
          <table:table-cell table:formula="of:=DEC2HEX([.B40] )" office:value-type="string" office:string-value="FFB9" calcext:value-type="string">
            <text:p>FFB9</text:p>
          </table:table-cell>
          <table:table-cell table:number-columns-repeated="2" office:value-type="string" calcext:value-type="string">
            <text:p>0x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65470" calcext:value-type="float">
            <text:p>65470</text:p>
          </table:table-cell>
          <table:table-cell table:formula="of:=DEC2HEX([.B41] )" office:value-type="string" office:string-value="FFBE" calcext:value-type="string">
            <text:p>FFBE</text:p>
          </table:table-cell>
          <table:table-cell office:value-type="string" calcext:value-type="string">
            <text:p>0x1000030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65471" calcext:value-type="float">
            <text:p>65471</text:p>
          </table:table-cell>
          <table:table-cell table:formula="of:=DEC2HEX([.B42] )" office:value-type="string" office:string-value="FFBF" calcext:value-type="string">
            <text:p>FFBF</text:p>
          </table:table-cell>
          <table:table-cell office:value-type="string" calcext:value-type="string">
            <text:p>0x1000031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65472" calcext:value-type="float">
            <text:p>65472</text:p>
          </table:table-cell>
          <table:table-cell table:formula="of:=DEC2HEX([.B43] )" office:value-type="string" office:string-value="FFC0" calcext:value-type="string">
            <text:p>FFC0</text:p>
          </table:table-cell>
          <table:table-cell office:value-type="string" calcext:value-type="string">
            <text:p>0x1000032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65473" calcext:value-type="float">
            <text:p>65473</text:p>
          </table:table-cell>
          <table:table-cell table:formula="of:=DEC2HEX([.B44] )" office:value-type="string" office:string-value="FFC1" calcext:value-type="string">
            <text:p>FFC1</text:p>
          </table:table-cell>
          <table:table-cell office:value-type="string" calcext:value-type="string">
            <text:p>0x1000033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5474" calcext:value-type="float">
            <text:p>65474</text:p>
          </table:table-cell>
          <table:table-cell table:formula="of:=DEC2HEX([.B45] )" office:value-type="string" office:string-value="FFC2" calcext:value-type="string">
            <text:p>FFC2</text:p>
          </table:table-cell>
          <table:table-cell office:value-type="string" calcext:value-type="string">
            <text:p>0x1000034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65475" calcext:value-type="float">
            <text:p>65475</text:p>
          </table:table-cell>
          <table:table-cell table:formula="of:=DEC2HEX([.B46] )" office:value-type="string" office:string-value="FFC3" calcext:value-type="string">
            <text:p>FFC3</text:p>
          </table:table-cell>
          <table:table-cell office:value-type="string" calcext:value-type="string">
            <text:p>0x1000035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65476" calcext:value-type="float">
            <text:p>65476</text:p>
          </table:table-cell>
          <table:table-cell table:formula="of:=DEC2HEX([.B47] )" office:value-type="string" office:string-value="FFC4" calcext:value-type="string">
            <text:p>FFC4</text:p>
          </table:table-cell>
          <table:table-cell office:value-type="string" calcext:value-type="string">
            <text:p>0x1000036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65477" calcext:value-type="float">
            <text:p>65477</text:p>
          </table:table-cell>
          <table:table-cell table:formula="of:=DEC2HEX([.B48] )" office:value-type="string" office:string-value="FFC5" calcext:value-type="string">
            <text:p>FFC5</text:p>
          </table:table-cell>
          <table:table-cell office:value-type="string" calcext:value-type="string">
            <text:p>0x1000037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65478" calcext:value-type="float">
            <text:p>65478</text:p>
          </table:table-cell>
          <table:table-cell table:formula="of:=DEC2HEX([.B49] )" office:value-type="string" office:string-value="FFC6" calcext:value-type="string">
            <text:p>FFC6</text:p>
          </table:table-cell>
          <table:table-cell office:value-type="string" calcext:value-type="string">
            <text:p>0x1000038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65479" calcext:value-type="float">
            <text:p>65479</text:p>
          </table:table-cell>
          <table:table-cell table:formula="of:=DEC2HEX([.B50] )" office:value-type="string" office:string-value="FFC7" calcext:value-type="string">
            <text:p>FFC7</text:p>
          </table:table-cell>
          <table:table-cell office:value-type="string" calcext:value-type="string">
            <text:p>0x1000039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65480" calcext:value-type="float">
            <text:p>65480</text:p>
          </table:table-cell>
          <table:table-cell table:formula="of:=DEC2HEX([.B51] )" office:value-type="string" office:string-value="FFC8" calcext:value-type="string">
            <text:p>FFC8</text:p>
          </table:table-cell>
          <table:table-cell office:value-type="string" calcext:value-type="string">
            <text:p>0x100003a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65481" calcext:value-type="float">
            <text:p>65481</text:p>
          </table:table-cell>
          <table:table-cell table:formula="of:=DEC2HEX([.B52] )" office:value-type="string" office:string-value="FFC9" calcext:value-type="string">
            <text:p>FFC9</text:p>
          </table:table-cell>
          <table:table-cell office:value-type="string" calcext:value-type="string">
            <text:p>0x100003b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ft_L</text:p>
          </table:table-cell>
          <table:table-cell office:value-type="float" office:value="65505" calcext:value-type="float">
            <text:p>65505</text:p>
          </table:table-cell>
          <table:table-cell table:formula="of:=DEC2HEX([.B53] )" office:value-type="string" office:string-value="FFE1" calcext:value-type="string">
            <text:p>FFE1</text:p>
          </table:table-cell>
          <table:table-cell office:value-type="string" calcext:value-type="string">
            <text:p>0x1000020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ft_R</text:p>
          </table:table-cell>
          <table:table-cell office:value-type="float" office:value="65506" calcext:value-type="float">
            <text:p>65506</text:p>
          </table:table-cell>
          <table:table-cell table:formula="of:=DEC2HEX([.B54] )" office:value-type="string" office:string-value="FFE2" calcext:value-type="string">
            <text:p>FFE2</text:p>
          </table:table-cell>
          <table:table-cell office:value-type="string" calcext:value-type="string">
            <text:p>0x1000020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_L</text:p>
          </table:table-cell>
          <table:table-cell office:value-type="float" office:value="65507" calcext:value-type="float">
            <text:p>65507</text:p>
          </table:table-cell>
          <table:table-cell table:formula="of:=DEC2HEX([.B55] )" office:value-type="string" office:string-value="FFE3" calcext:value-type="string">
            <text:p>FFE3</text:p>
          </table:table-cell>
          <table:table-cell office:value-type="string" calcext:value-type="string">
            <text:p>0x1000021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_R</text:p>
          </table:table-cell>
          <table:table-cell office:value-type="float" office:value="65508" calcext:value-type="float">
            <text:p>65508</text:p>
          </table:table-cell>
          <table:table-cell table:formula="of:=DEC2HEX([.B56] )" office:value-type="string" office:string-value="FFE4" calcext:value-type="string">
            <text:p>FFE4</text:p>
          </table:table-cell>
          <table:table-cell office:value-type="string" calcext:value-type="string">
            <text:p>0x1000021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_L</text:p>
          </table:table-cell>
          <table:table-cell office:value-type="float" office:value="65513" calcext:value-type="float">
            <text:p>65513</text:p>
          </table:table-cell>
          <table:table-cell table:formula="of:=DEC2HEX([.B57] )" office:value-type="string" office:string-value="FFE9" calcext:value-type="string">
            <text:p>FFE9</text:p>
          </table:table-cell>
          <table:table-cell office:value-type="string" calcext:value-type="string">
            <text:p>0x1000023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_R</text:p>
          </table:table-cell>
          <table:table-cell office:value-type="float" office:value="65514" calcext:value-type="float">
            <text:p>65514</text:p>
          </table:table-cell>
          <table:table-cell table:formula="of:=DEC2HEX([.B58] )" office:value-type="string" office:string-value="FFEA" calcext:value-type="string">
            <text:p>FFEA</text:p>
          </table:table-cell>
          <table:table-cell office:value-type="string" calcext:value-type="string">
            <text:p>0x1000023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_L</text:p>
          </table:table-cell>
          <table:table-cell office:value-type="float" office:value="65515" calcext:value-type="float">
            <text:p>65515</text:p>
          </table:table-cell>
          <table:table-cell table:formula="of:=DEC2HEX([.B59] )" office:value-type="string" office:string-value="FFEB" calcext:value-type="string">
            <text:p>FFEB</text:p>
          </table:table-cell>
          <table:table-cell office:value-type="string" calcext:value-type="string">
            <text:p>0x1000022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_R</text:p>
          </table:table-cell>
          <table:table-cell table:number-columns-repeated="2"/>
          <table:table-cell office:value-type="string" calcext:value-type="string">
            <text:p>0x1000022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65535" calcext:value-type="float">
            <text:p>65535</text:p>
          </table:table-cell>
          <table:table-cell table:formula="of:=DEC2HEX([.B61] )" office:value-type="string" office:string-value="FFFF" calcext:value-type="string">
            <text:p>FFFF</text:p>
          </table:table-cell>
          <table:table-cell office:value-type="string" calcext:value-type="string">
            <text:p>0x1000007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Key</text:p>
          </table:table-cell>
          <table:table-cell table:style-name="ce1" office:value-type="string" calcext:value-type="string">
            <text:p>Gdk Hex</text:p>
          </table:table-cell>
          <table:table-cell table:style-name="ce2" office:value-type="string" calcext:value-type="string">
            <text:p>Qt key()</text:p>
          </table:table-cell>
          <table:table-cell table:style-name="ce2" office:value-type="string" calcext:value-type="string">
            <text:p>Qt text()</text:p>
          </table:table-cell>
          <table:table-cell table:style-name="ce2" office:value-type="string" calcext:value-type="string">
            <text:p>Gdk</text:p>
          </table:table-cell>
          <table:table-cell table:style-name="ce1"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scape</text:p>
          </table:table-cell>
          <table:table-cell table:formula="of:=DEC2HEX([.E3] )" office:value-type="string" office:string-value="FF1B" calcext:value-type="string">
            <text:p>FF1B</text:p>
          </table:table-cell>
          <table:table-cell office:value-type="string" calcext:value-type="string">
            <text:p>0x1000000</text:p>
          </table:table-cell>
          <table:table-cell office:value-type="string" calcext:value-type="string">
            <text:p>0x1b</text:p>
          </table:table-cell>
          <table:table-cell office:value-type="float" office:value="65307" calcext:value-type="float">
            <text:p>65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ckspace</text:p>
          </table:table-cell>
          <table:table-cell table:formula="of:=DEC2HEX([.E4] )" office:value-type="string" office:string-value="FF08" calcext:value-type="string">
            <text:p>FF08</text:p>
          </table:table-cell>
          <table:table-cell office:value-type="string" calcext:value-type="string">
            <text:p>0x1000003</text:p>
          </table:table-cell>
          <table:table-cell office:value-type="string" calcext:value-type="string">
            <text:p>0x08</text:p>
          </table:table-cell>
          <table:table-cell office:value-type="float" office:value="65288" calcext:value-type="float">
            <text:p>652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urn</text:p>
          </table:table-cell>
          <table:table-cell table:formula="of:=DEC2HEX([.E5] )" office:value-type="string" office:string-value="FF0D" calcext:value-type="string">
            <text:p>FF0D</text:p>
          </table:table-cell>
          <table:table-cell office:value-type="string" calcext:value-type="string">
            <text:p>0x1000004</text:p>
          </table:table-cell>
          <table:table-cell office:value-type="string" calcext:value-type="string">
            <text:p>0x00</text:p>
          </table:table-cell>
          <table:table-cell office:value-type="float" office:value="65293" calcext:value-type="float">
            <text:p>65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Enter</text:p>
          </table:table-cell>
          <table:table-cell table:formula="of:=DEC2HEX([.E6] )" office:value-type="string" office:string-value="FF8D" calcext:value-type="string">
            <text:p>FF8D</text:p>
          </table:table-cell>
          <table:table-cell office:value-type="string" calcext:value-type="string">
            <text:p>0x1000005</text:p>
          </table:table-cell>
          <table:table-cell office:value-type="string" calcext:value-type="string">
            <text:p>0x00</text:p>
          </table:table-cell>
          <table:table-cell office:value-type="float" office:value="65421" calcext:value-type="float">
            <text:p>65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ert</text:p>
          </table:table-cell>
          <table:table-cell table:formula="of:=DEC2HEX([.E7] )" office:value-type="string" office:string-value="FF63" calcext:value-type="string">
            <text:p>FF63</text:p>
          </table:table-cell>
          <table:table-cell office:value-type="string" calcext:value-type="string">
            <text:p>0x1000006</text:p>
          </table:table-cell>
          <table:table-cell office:value-type="string" calcext:value-type="string">
            <text:p>0x00</text:p>
          </table:table-cell>
          <table:table-cell office:value-type="float" office:value="65379" calcext:value-type="float">
            <text:p>65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Insert</text:p>
          </table:table-cell>
          <table:table-cell table:formula="of:=DEC2HEX([.E8] )" office:value-type="string" office:string-value="FF9E" calcext:value-type="string">
            <text:p>FF9E</text:p>
          </table:table-cell>
          <table:table-cell office:value-type="string" calcext:value-type="string">
            <text:p>0x1000006</text:p>
          </table:table-cell>
          <table:table-cell office:value-type="string" calcext:value-type="string">
            <text:p>0x00</text:p>
          </table:table-cell>
          <table:table-cell office:value-type="float" office:value="65438" calcext:value-type="float">
            <text:p>654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Delete</text:p>
          </table:table-cell>
          <table:table-cell table:formula="of:=DEC2HEX([.E9] )" office:value-type="string" office:string-value="FF9F" calcext:value-type="string">
            <text:p>FF9F</text:p>
          </table:table-cell>
          <table:table-cell office:value-type="string" calcext:value-type="string">
            <text:p>0x1000007</text:p>
          </table:table-cell>
          <table:table-cell office:value-type="string" calcext:value-type="string">
            <text:p>0x00</text:p>
          </table:table-cell>
          <table:table-cell office:value-type="float" office:value="65439" calcext:value-type="float">
            <text:p>65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e</text:p>
          </table:table-cell>
          <table:table-cell table:formula="of:=DEC2HEX([.E10] )" office:value-type="string" office:string-value="FFFF" calcext:value-type="string">
            <text:p>FFFF</text:p>
          </table:table-cell>
          <table:table-cell office:value-type="string" calcext:value-type="string">
            <text:p>0x1000007</text:p>
          </table:table-cell>
          <table:table-cell office:value-type="string" calcext:value-type="string">
            <text:p>0x00</text:p>
          </table:table-cell>
          <table:table-cell office:value-type="float" office:value="65535" calcext:value-type="float">
            <text:p>65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use</text:p>
          </table:table-cell>
          <table:table-cell table:formula="of:=DEC2HEX([.E11] )" office:value-type="string" office:string-value="FF13" calcext:value-type="string">
            <text:p>FF13</text:p>
          </table:table-cell>
          <table:table-cell office:value-type="string" calcext:value-type="string">
            <text:p>0x1000008</text:p>
          </table:table-cell>
          <table:table-cell office:value-type="string" calcext:value-type="string">
            <text:p>0x00</text:p>
          </table:table-cell>
          <table:table-cell office:value-type="float" office:value="65299" calcext:value-type="float">
            <text:p>65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t (Scrn)</text:p>
          </table:table-cell>
          <table:table-cell table:formula="of:=DEC2HEX([.E12] )" office:value-type="string" office:string-value="FF61" calcext:value-type="string">
            <text:p>FF61</text:p>
          </table:table-cell>
          <table:table-cell office:value-type="string" calcext:value-type="string">
            <text:p>0x1000009</text:p>
          </table:table-cell>
          <table:table-cell office:value-type="string" calcext:value-type="string">
            <text:p>0x00</text:p>
          </table:table-cell>
          <table:table-cell office:value-type="float" office:value="65377" calcext:value-type="float">
            <text:p>653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</text:p>
          </table:table-cell>
          <table:table-cell table:formula="of:=DEC2HEX([.E13] )" office:value-type="string" office:string-value="FF50" calcext:value-type="string">
            <text:p>FF50</text:p>
          </table:table-cell>
          <table:table-cell office:value-type="string" calcext:value-type="string">
            <text:p>0x1000010</text:p>
          </table:table-cell>
          <table:table-cell office:value-type="string" calcext:value-type="string">
            <text:p>0x00</text:p>
          </table:table-cell>
          <table:table-cell office:value-type="float" office:value="65360" calcext:value-type="float">
            <text:p>653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FF51 ?</text:p>
          </table:table-cell>
          <table:table-cell office:value-type="string" calcext:value-type="string">
            <text:p>0x100001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65361 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End</text:p>
          </table:table-cell>
          <table:table-cell table:formula="of:=DEC2HEX([.E15] )" office:value-type="string" office:string-value="FF9C" calcext:value-type="string">
            <text:p>FF9C</text:p>
          </table:table-cell>
          <table:table-cell office:value-type="string" calcext:value-type="string">
            <text:p>0x1000011</text:p>
          </table:table-cell>
          <table:table-cell office:value-type="string" calcext:value-type="string">
            <text:p>0x00</text:p>
          </table:table-cell>
          <table:table-cell office:value-type="float" office:value="65436" calcext:value-type="float">
            <text:p>654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</text:p>
          </table:table-cell>
          <table:table-cell table:formula="of:=DEC2HEX([.E16] )" office:value-type="string" office:string-value="FF51" calcext:value-type="string">
            <text:p>FF51</text:p>
          </table:table-cell>
          <table:table-cell office:value-type="string" calcext:value-type="string">
            <text:p>0x1000012</text:p>
          </table:table-cell>
          <table:table-cell office:value-type="string" calcext:value-type="string">
            <text:p>0x00</text:p>
          </table:table-cell>
          <table:table-cell office:value-type="float" office:value="65361" calcext:value-type="float">
            <text:p>65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</text:p>
          </table:table-cell>
          <table:table-cell table:formula="of:=DEC2HEX([.E17] )" office:value-type="string" office:string-value="FF52" calcext:value-type="string">
            <text:p>FF52</text:p>
          </table:table-cell>
          <table:table-cell office:value-type="string" calcext:value-type="string">
            <text:p>0x1000013</text:p>
          </table:table-cell>
          <table:table-cell office:value-type="string" calcext:value-type="string">
            <text:p>0x00</text:p>
          </table:table-cell>
          <table:table-cell office:value-type="float" office:value="65362" calcext:value-type="float">
            <text:p>65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</text:p>
          </table:table-cell>
          <table:table-cell table:formula="of:=DEC2HEX([.E18] )" office:value-type="string" office:string-value="FF53" calcext:value-type="string">
            <text:p>FF53</text:p>
          </table:table-cell>
          <table:table-cell office:value-type="string" calcext:value-type="string">
            <text:p>0x1000014</text:p>
          </table:table-cell>
          <table:table-cell office:value-type="string" calcext:value-type="string">
            <text:p>0x00</text:p>
          </table:table-cell>
          <table:table-cell office:value-type="float" office:value="65363" calcext:value-type="float">
            <text:p>65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Right</text:p>
          </table:table-cell>
          <table:table-cell table:formula="of:=DEC2HEX([.E19] )" office:value-type="string" office:string-value="FF98" calcext:value-type="string">
            <text:p>FF98</text:p>
          </table:table-cell>
          <table:table-cell office:value-type="string" calcext:value-type="string">
            <text:p>0x1000014</text:p>
          </table:table-cell>
          <table:table-cell office:value-type="string" calcext:value-type="string">
            <text:p>0x00</text:p>
          </table:table-cell>
          <table:table-cell office:value-type="float" office:value="65432" calcext:value-type="float">
            <text:p>65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wn</text:p>
          </table:table-cell>
          <table:table-cell table:formula="of:=DEC2HEX([.E20] )" office:value-type="string" office:string-value="FF54" calcext:value-type="string">
            <text:p>FF54</text:p>
          </table:table-cell>
          <table:table-cell office:value-type="string" calcext:value-type="string">
            <text:p>0x1000015</text:p>
          </table:table-cell>
          <table:table-cell office:value-type="string" calcext:value-type="string">
            <text:p>0x00</text:p>
          </table:table-cell>
          <table:table-cell office:value-type="float" office:value="65364" calcext:value-type="float">
            <text:p>65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Down</text:p>
          </table:table-cell>
          <table:table-cell table:formula="of:=DEC2HEX([.E21] )" office:value-type="string" office:string-value="FF99" calcext:value-type="string">
            <text:p>FF99</text:p>
          </table:table-cell>
          <table:table-cell office:value-type="string" calcext:value-type="string">
            <text:p>0x1000015</text:p>
          </table:table-cell>
          <table:table-cell office:value-type="string" calcext:value-type="string">
            <text:p>0x00</text:p>
          </table:table-cell>
          <table:table-cell office:value-type="float" office:value="65433" calcext:value-type="float">
            <text:p>654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Up</text:p>
          </table:table-cell>
          <table:table-cell table:formula="of:=DEC2HEX([.E22] )" office:value-type="string" office:string-value="FF55" calcext:value-type="string">
            <text:p>FF55</text:p>
          </table:table-cell>
          <table:table-cell office:value-type="string" calcext:value-type="string">
            <text:p>0x1000016</text:p>
          </table:table-cell>
          <table:table-cell office:value-type="string" calcext:value-type="string">
            <text:p>0x00</text:p>
          </table:table-cell>
          <table:table-cell office:value-type="float" office:value="65365" calcext:value-type="float">
            <text:p>65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Down</text:p>
          </table:table-cell>
          <table:table-cell table:formula="of:=DEC2HEX([.E23] )" office:value-type="string" office:string-value="FF56" calcext:value-type="string">
            <text:p>FF56</text:p>
          </table:table-cell>
          <table:table-cell office:value-type="string" calcext:value-type="string">
            <text:p>0x1000017</text:p>
          </table:table-cell>
          <table:table-cell office:value-type="string" calcext:value-type="string">
            <text:p>0x00</text:p>
          </table:table-cell>
          <table:table-cell office:value-type="float" office:value="65366" calcext:value-type="float">
            <text:p>65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ft_L</text:p>
          </table:table-cell>
          <table:table-cell table:formula="of:=DEC2HEX([.E24] )" office:value-type="string" office:string-value="FFE1" calcext:value-type="string">
            <text:p>FFE1</text:p>
          </table:table-cell>
          <table:table-cell office:value-type="string" calcext:value-type="string">
            <text:p>0x1000020</text:p>
          </table:table-cell>
          <table:table-cell office:value-type="string" calcext:value-type="string">
            <text:p>0x00</text:p>
          </table:table-cell>
          <table:table-cell office:value-type="float" office:value="65505" calcext:value-type="float">
            <text:p>655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ft_R</text:p>
          </table:table-cell>
          <table:table-cell table:formula="of:=DEC2HEX([.E25] )" office:value-type="string" office:string-value="FFE2" calcext:value-type="string">
            <text:p>FFE2</text:p>
          </table:table-cell>
          <table:table-cell office:value-type="string" calcext:value-type="string">
            <text:p>0x1000020</text:p>
          </table:table-cell>
          <table:table-cell office:value-type="string" calcext:value-type="string">
            <text:p>0x00</text:p>
          </table:table-cell>
          <table:table-cell office:value-type="float" office:value="65506" calcext:value-type="float">
            <text:p>655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_L</text:p>
          </table:table-cell>
          <table:table-cell table:formula="of:=DEC2HEX([.E26] )" office:value-type="string" office:string-value="FFE3" calcext:value-type="string">
            <text:p>FFE3</text:p>
          </table:table-cell>
          <table:table-cell office:value-type="string" calcext:value-type="string">
            <text:p>0x1000021</text:p>
          </table:table-cell>
          <table:table-cell office:value-type="string" calcext:value-type="string">
            <text:p>0x00</text:p>
          </table:table-cell>
          <table:table-cell office:value-type="float" office:value="65507" calcext:value-type="float">
            <text:p>655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_R</text:p>
          </table:table-cell>
          <table:table-cell table:formula="of:=DEC2HEX([.E27] )" office:value-type="string" office:string-value="FFE4" calcext:value-type="string">
            <text:p>FFE4</text:p>
          </table:table-cell>
          <table:table-cell office:value-type="string" calcext:value-type="string">
            <text:p>0x1000021</text:p>
          </table:table-cell>
          <table:table-cell office:value-type="string" calcext:value-type="string">
            <text:p>0x00</text:p>
          </table:table-cell>
          <table:table-cell office:value-type="float" office:value="65508" calcext:value-type="float">
            <text:p>65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_L</text:p>
          </table:table-cell>
          <table:table-cell table:formula="of:=DEC2HEX([.E28] )" office:value-type="string" office:string-value="FFEB" calcext:value-type="string">
            <text:p>FFEB</text:p>
          </table:table-cell>
          <table:table-cell office:value-type="string" calcext:value-type="string">
            <text:p>0x1000022</text:p>
          </table:table-cell>
          <table:table-cell office:value-type="string" calcext:value-type="string">
            <text:p>0x00</text:p>
          </table:table-cell>
          <table:table-cell office:value-type="float" office:value="65515" calcext:value-type="float">
            <text:p>65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_R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0x1000022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_L</text:p>
          </table:table-cell>
          <table:table-cell table:formula="of:=DEC2HEX([.E30] )" office:value-type="string" office:string-value="FFE9" calcext:value-type="string">
            <text:p>FFE9</text:p>
          </table:table-cell>
          <table:table-cell office:value-type="string" calcext:value-type="string">
            <text:p>0x1000023</text:p>
          </table:table-cell>
          <table:table-cell office:value-type="string" calcext:value-type="string">
            <text:p>0x00</text:p>
          </table:table-cell>
          <table:table-cell office:value-type="float" office:value="65513" calcext:value-type="float">
            <text:p>65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R</text:p>
          </table:table-cell>
          <table:table-cell table:formula="of:=DEC2HEX([.E31] )" office:value-type="string" office:string-value="FFEA" calcext:value-type="string">
            <text:p>FFEA</text:p>
          </table:table-cell>
          <table:table-cell office:value-type="string" calcext:value-type="string">
            <text:p>0x1000023</text:p>
          </table:table-cell>
          <table:table-cell office:value-type="string" calcext:value-type="string">
            <text:p>0x00</text:p>
          </table:table-cell>
          <table:table-cell office:value-type="float" office:value="65514" calcext:value-type="float">
            <text:p>655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_Lock</text:p>
          </table:table-cell>
          <table:table-cell table:formula="of:=DEC2HEX([.E32] )" office:value-type="string" office:string-value="FF7F" calcext:value-type="string">
            <text:p>FF7F</text:p>
          </table:table-cell>
          <table:table-cell office:value-type="string" calcext:value-type="string">
            <text:p>0x1000025</text:p>
          </table:table-cell>
          <table:table-cell office:value-type="string" calcext:value-type="string">
            <text:p>0x00</text:p>
          </table:table-cell>
          <table:table-cell office:value-type="float" office:value="65407" calcext:value-type="float">
            <text:p>65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oll_Lock</text:p>
          </table:table-cell>
          <table:table-cell table:formula="of:=DEC2HEX([.E33] )" office:value-type="string" office:string-value="FF14" calcext:value-type="string">
            <text:p>FF14</text:p>
          </table:table-cell>
          <table:table-cell office:value-type="string" calcext:value-type="string">
            <text:p>0x1000026</text:p>
          </table:table-cell>
          <table:table-cell office:value-type="string" calcext:value-type="string">
            <text:p>0x00</text:p>
          </table:table-cell>
          <table:table-cell office:value-type="float" office:value="65300" calcext:value-type="float">
            <text:p>65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</text:p>
          </table:table-cell>
          <table:table-cell table:formula="of:=DEC2HEX([.E34] )" office:value-type="string" office:string-value="FFBE" calcext:value-type="string">
            <text:p>FFBE</text:p>
          </table:table-cell>
          <table:table-cell office:value-type="string" calcext:value-type="string">
            <text:p>0x1000030</text:p>
          </table:table-cell>
          <table:table-cell office:value-type="string" calcext:value-type="string">
            <text:p>0x00</text:p>
          </table:table-cell>
          <table:table-cell office:value-type="float" office:value="65470" calcext:value-type="float">
            <text:p>654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2</text:p>
          </table:table-cell>
          <table:table-cell table:formula="of:=DEC2HEX([.E35] )" office:value-type="string" office:string-value="FFBF" calcext:value-type="string">
            <text:p>FFBF</text:p>
          </table:table-cell>
          <table:table-cell office:value-type="string" calcext:value-type="string">
            <text:p>0x1000031</text:p>
          </table:table-cell>
          <table:table-cell office:value-type="string" calcext:value-type="string">
            <text:p>0x00</text:p>
          </table:table-cell>
          <table:table-cell office:value-type="float" office:value="65471" calcext:value-type="float">
            <text:p>654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3</text:p>
          </table:table-cell>
          <table:table-cell table:formula="of:=DEC2HEX([.E36] )" office:value-type="string" office:string-value="FFC0" calcext:value-type="string">
            <text:p>FFC0</text:p>
          </table:table-cell>
          <table:table-cell office:value-type="string" calcext:value-type="string">
            <text:p>0x1000032</text:p>
          </table:table-cell>
          <table:table-cell office:value-type="string" calcext:value-type="string">
            <text:p>0x00</text:p>
          </table:table-cell>
          <table:table-cell office:value-type="float" office:value="65472" calcext:value-type="float">
            <text:p>654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4</text:p>
          </table:table-cell>
          <table:table-cell table:formula="of:=DEC2HEX([.E37] )" office:value-type="string" office:string-value="FFC1" calcext:value-type="string">
            <text:p>FFC1</text:p>
          </table:table-cell>
          <table:table-cell office:value-type="string" calcext:value-type="string">
            <text:p>0x1000033</text:p>
          </table:table-cell>
          <table:table-cell office:value-type="string" calcext:value-type="string">
            <text:p>0x00</text:p>
          </table:table-cell>
          <table:table-cell office:value-type="float" office:value="65473" calcext:value-type="float">
            <text:p>654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table:formula="of:=DEC2HEX([.E38] )" office:value-type="string" office:string-value="FFC2" calcext:value-type="string">
            <text:p>FFC2</text:p>
          </table:table-cell>
          <table:table-cell office:value-type="string" calcext:value-type="string">
            <text:p>0x1000034</text:p>
          </table:table-cell>
          <table:table-cell office:value-type="string" calcext:value-type="string">
            <text:p>0x00</text:p>
          </table:table-cell>
          <table:table-cell office:value-type="float" office:value="65474" calcext:value-type="float">
            <text:p>65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6</text:p>
          </table:table-cell>
          <table:table-cell table:formula="of:=DEC2HEX([.E39] )" office:value-type="string" office:string-value="FFC3" calcext:value-type="string">
            <text:p>FFC3</text:p>
          </table:table-cell>
          <table:table-cell office:value-type="string" calcext:value-type="string">
            <text:p>0x1000035</text:p>
          </table:table-cell>
          <table:table-cell office:value-type="string" calcext:value-type="string">
            <text:p>0x00</text:p>
          </table:table-cell>
          <table:table-cell office:value-type="float" office:value="65475" calcext:value-type="float">
            <text:p>654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table:formula="of:=DEC2HEX([.E40] )" office:value-type="string" office:string-value="FFC4" calcext:value-type="string">
            <text:p>FFC4</text:p>
          </table:table-cell>
          <table:table-cell office:value-type="string" calcext:value-type="string">
            <text:p>0x1000036</text:p>
          </table:table-cell>
          <table:table-cell office:value-type="string" calcext:value-type="string">
            <text:p>0x00</text:p>
          </table:table-cell>
          <table:table-cell office:value-type="float" office:value="65476" calcext:value-type="float">
            <text:p>6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8</text:p>
          </table:table-cell>
          <table:table-cell table:formula="of:=DEC2HEX([.E41] )" office:value-type="string" office:string-value="FFC5" calcext:value-type="string">
            <text:p>FFC5</text:p>
          </table:table-cell>
          <table:table-cell office:value-type="string" calcext:value-type="string">
            <text:p>0x1000037</text:p>
          </table:table-cell>
          <table:table-cell office:value-type="string" calcext:value-type="string">
            <text:p>0x00</text:p>
          </table:table-cell>
          <table:table-cell office:value-type="float" office:value="65477" calcext:value-type="float">
            <text:p>654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table:formula="of:=DEC2HEX([.E42] )" office:value-type="string" office:string-value="FFC6" calcext:value-type="string">
            <text:p>FFC6</text:p>
          </table:table-cell>
          <table:table-cell office:value-type="string" calcext:value-type="string">
            <text:p>0x1000038</text:p>
          </table:table-cell>
          <table:table-cell office:value-type="string" calcext:value-type="string">
            <text:p>0x00</text:p>
          </table:table-cell>
          <table:table-cell office:value-type="float" office:value="65478" calcext:value-type="float">
            <text:p>65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0</text:p>
          </table:table-cell>
          <table:table-cell table:formula="of:=DEC2HEX([.E43] )" office:value-type="string" office:string-value="FFC7" calcext:value-type="string">
            <text:p>FFC7</text:p>
          </table:table-cell>
          <table:table-cell office:value-type="string" calcext:value-type="string">
            <text:p>0x1000039</text:p>
          </table:table-cell>
          <table:table-cell office:value-type="string" calcext:value-type="string">
            <text:p>0x00</text:p>
          </table:table-cell>
          <table:table-cell office:value-type="float" office:value="65479" calcext:value-type="float">
            <text:p>654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1</text:p>
          </table:table-cell>
          <table:table-cell table:formula="of:=DEC2HEX([.E44] )" office:value-type="string" office:string-value="FFC8" calcext:value-type="string">
            <text:p>FFC8</text:p>
          </table:table-cell>
          <table:table-cell office:value-type="string" calcext:value-type="string">
            <text:p>0x100003a</text:p>
          </table:table-cell>
          <table:table-cell office:value-type="string" calcext:value-type="string">
            <text:p>0x00</text:p>
          </table:table-cell>
          <table:table-cell office:value-type="float" office:value="65480" calcext:value-type="float">
            <text:p>654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2</text:p>
          </table:table-cell>
          <table:table-cell table:formula="of:=DEC2HEX([.E45] )" office:value-type="string" office:string-value="FFC9" calcext:value-type="string">
            <text:p>FFC9</text:p>
          </table:table-cell>
          <table:table-cell office:value-type="string" calcext:value-type="string">
            <text:p>0x100003b</text:p>
          </table:table-cell>
          <table:table-cell office:value-type="string" calcext:value-type="string">
            <text:p>0x00</text:p>
          </table:table-cell>
          <table:table-cell office:value-type="float" office:value="65481" calcext:value-type="float">
            <text:p>65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</text:p>
          </table:table-cell>
          <table:table-cell table:formula="of:=DEC2HEX([.E46] )" office:value-type="string" office:string-value="FF67" calcext:value-type="string">
            <text:p>FF67</text:p>
          </table:table-cell>
          <table:table-cell office:value-type="string" calcext:value-type="string">
            <text:p>0x1000055</text:p>
          </table:table-cell>
          <table:table-cell office:value-type="string" calcext:value-type="string">
            <text:p>0x00</text:p>
          </table:table-cell>
          <table:table-cell office:value-type="float" office:value="65383" calcext:value-type="float">
            <text:p>653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Multiply</text:p>
          </table:table-cell>
          <table:table-cell table:formula="of:=DEC2HEX([.E47] )" office:value-type="string" office:string-value="FFAA" calcext:value-type="string">
            <text:p>FFAA</text:p>
          </table:table-cell>
          <table:table-cell table:number-columns-repeated="2" office:value-type="string" calcext:value-type="string">
            <text:p>0x2a</text:p>
          </table:table-cell>
          <table:table-cell office:value-type="float" office:value="65450" calcext:value-type="float">
            <text:p>654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Add</text:p>
          </table:table-cell>
          <table:table-cell table:formula="of:=DEC2HEX([.E48] )" office:value-type="string" office:string-value="FFAB" calcext:value-type="string">
            <text:p>FFAB</text:p>
          </table:table-cell>
          <table:table-cell table:number-columns-repeated="2" office:value-type="string" calcext:value-type="string">
            <text:p>0x2b</text:p>
          </table:table-cell>
          <table:table-cell office:value-type="float" office:value="65451" calcext:value-type="float">
            <text:p>65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Decimal</text:p>
          </table:table-cell>
          <table:table-cell table:formula="of:=DEC2HEX([.E49] )" office:value-type="string" office:string-value="FFAE" calcext:value-type="string">
            <text:p>FFAE</text:p>
          </table:table-cell>
          <table:table-cell table:number-columns-repeated="2" office:value-type="string" calcext:value-type="string">
            <text:p>0x2e</text:p>
          </table:table-cell>
          <table:table-cell office:value-type="float" office:value="65454" calcext:value-type="float">
            <text:p>654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Divide</text:p>
          </table:table-cell>
          <table:table-cell table:formula="of:=DEC2HEX([.E50] )" office:value-type="string" office:string-value="FFAF" calcext:value-type="string">
            <text:p>FFAF</text:p>
          </table:table-cell>
          <table:table-cell table:number-columns-repeated="2" office:value-type="string" calcext:value-type="string">
            <text:p>0x2f</text:p>
          </table:table-cell>
          <table:table-cell office:value-type="float" office:value="65455" calcext:value-type="float">
            <text:p>654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0</text:p>
          </table:table-cell>
          <table:table-cell table:formula="of:=DEC2HEX([.E51] )" office:value-type="string" office:string-value="FFB0" calcext:value-type="string">
            <text:p>FFB0</text:p>
          </table:table-cell>
          <table:table-cell table:number-columns-repeated="2" office:value-type="string" calcext:value-type="string">
            <text:p>0x30</text:p>
          </table:table-cell>
          <table:table-cell office:value-type="float" office:value="65456" calcext:value-type="float">
            <text:p>65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1</text:p>
          </table:table-cell>
          <table:table-cell table:formula="of:=DEC2HEX([.E52] )" office:value-type="string" office:string-value="FFB1" calcext:value-type="string">
            <text:p>FFB1</text:p>
          </table:table-cell>
          <table:table-cell table:number-columns-repeated="2" office:value-type="string" calcext:value-type="string">
            <text:p>0x31</text:p>
          </table:table-cell>
          <table:table-cell office:value-type="float" office:value="65457" calcext:value-type="float">
            <text:p>654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2</text:p>
          </table:table-cell>
          <table:table-cell table:formula="of:=DEC2HEX([.E53] )" office:value-type="string" office:string-value="FFB2" calcext:value-type="string">
            <text:p>FFB2</text:p>
          </table:table-cell>
          <table:table-cell table:number-columns-repeated="2" office:value-type="string" calcext:value-type="string">
            <text:p>0x32</text:p>
          </table:table-cell>
          <table:table-cell office:value-type="float" office:value="65458" calcext:value-type="float">
            <text:p>654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3</text:p>
          </table:table-cell>
          <table:table-cell table:formula="of:=DEC2HEX([.E54] )" office:value-type="string" office:string-value="FFB3" calcext:value-type="string">
            <text:p>FFB3</text:p>
          </table:table-cell>
          <table:table-cell table:number-columns-repeated="2" office:value-type="string" calcext:value-type="string">
            <text:p>0x33</text:p>
          </table:table-cell>
          <table:table-cell office:value-type="float" office:value="65459" calcext:value-type="float">
            <text:p>654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4</text:p>
          </table:table-cell>
          <table:table-cell table:formula="of:=DEC2HEX([.E55] )" office:value-type="string" office:string-value="FFB4" calcext:value-type="string">
            <text:p>FFB4</text:p>
          </table:table-cell>
          <table:table-cell table:number-columns-repeated="2" office:value-type="string" calcext:value-type="string">
            <text:p>0x34</text:p>
          </table:table-cell>
          <table:table-cell office:value-type="float" office:value="65460" calcext:value-type="float">
            <text:p>65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5</text:p>
          </table:table-cell>
          <table:table-cell table:formula="of:=DEC2HEX([.E56] )" office:value-type="string" office:string-value="FFB5" calcext:value-type="string">
            <text:p>FFB5</text:p>
          </table:table-cell>
          <table:table-cell table:number-columns-repeated="2" office:value-type="string" calcext:value-type="string">
            <text:p>0x35</text:p>
          </table:table-cell>
          <table:table-cell office:value-type="float" office:value="65461" calcext:value-type="float">
            <text:p>65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6</text:p>
          </table:table-cell>
          <table:table-cell table:formula="of:=DEC2HEX([.E57] )" office:value-type="string" office:string-value="FFB6" calcext:value-type="string">
            <text:p>FFB6</text:p>
          </table:table-cell>
          <table:table-cell table:number-columns-repeated="2" office:value-type="string" calcext:value-type="string">
            <text:p>0x36</text:p>
          </table:table-cell>
          <table:table-cell office:value-type="float" office:value="65462" calcext:value-type="float">
            <text:p>65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7</text:p>
          </table:table-cell>
          <table:table-cell table:formula="of:=DEC2HEX([.E58] )" office:value-type="string" office:string-value="FFB7" calcext:value-type="string">
            <text:p>FFB7</text:p>
          </table:table-cell>
          <table:table-cell table:number-columns-repeated="2" office:value-type="string" calcext:value-type="string">
            <text:p>0x37</text:p>
          </table:table-cell>
          <table:table-cell office:value-type="float" office:value="65463" calcext:value-type="float">
            <text:p>654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8</text:p>
          </table:table-cell>
          <table:table-cell table:formula="of:=DEC2HEX([.E59] )" office:value-type="string" office:string-value="FFB8" calcext:value-type="string">
            <text:p>FFB8</text:p>
          </table:table-cell>
          <table:table-cell table:number-columns-repeated="2" office:value-type="string" calcext:value-type="string">
            <text:p>0x38</text:p>
          </table:table-cell>
          <table:table-cell office:value-type="float" office:value="65464" calcext:value-type="float">
            <text:p>65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P_9</text:p>
          </table:table-cell>
          <table:table-cell table:formula="of:=DEC2HEX([.E60] )" office:value-type="string" office:string-value="FFB9" calcext:value-type="string">
            <text:p>FFB9</text:p>
          </table:table-cell>
          <table:table-cell table:number-columns-repeated="2" office:value-type="string" calcext:value-type="string">
            <text:p>0x39</text:p>
          </table:table-cell>
          <table:table-cell office:value-type="float" office:value="65465" calcext:value-type="float">
            <text:p>65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</text:p>
          </table:table-cell>
          <table:table-cell table:formula="of:=DEC2HEX([.E61] )" office:value-type="string" office:string-value="FF09" calcext:value-type="string">
            <text:p>FF09</text:p>
          </table:table-cell>
          <table:table-cell table:number-columns-repeated="2" office:value-type="string" calcext:value-type="string">
            <text:p>nothing</text:p>
          </table:table-cell>
          <table:table-cell office:value-type="float" office:value="65289" calcext:value-type="float">
            <text:p>65289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-Z</text:p>
          </table:table-cell>
          <table:table-cell/>
          <table:table-cell office:value-type="string" calcext:value-type="string">
            <text:p>0x1000020 *</text:p>
          </table:table-cell>
          <table:table-cell table:number-columns-repeated="2"/>
          <table:table-cell office:value-type="string" calcext:value-type="string">
            <text:p>* Precedes the real key 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-Z</text:p>
          </table:table-cell>
          <table:table-cell/>
          <table:table-cell table:number-columns-repeated="2" office:value-type="string" calcext:value-type="string">
            <text:p>0x41 to 0x5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-Z (lower)</text:p>
          </table:table-cell>
          <table:table-cell/>
          <table:table-cell office:value-type="string" calcext:value-type="string">
            <text:p>0x41 to 0x5a</text:p>
          </table:table-cell>
          <table:table-cell office:value-type="string" calcext:value-type="string">
            <text:p>0x61 to 0x7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-9</text:p>
          </table:table-cell>
          <table:table-cell/>
          <table:table-cell table:number-columns-repeated="2" office:value-type="string" calcext:value-type="string">
            <text:p>0x30 to 0x39</text:p>
          </table:table-cell>
          <table:table-cell table:number-columns-repeated="1019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:Sheet1.AMJ6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3:Sheet2.AMJ6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/00/0000</text:date>, <text:time style:data-style-name="N2" text:time-value="07:40:36.943114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2:51:19.698278877</meta:creation-date>
    <dc:date>2018-03-25T07:47:34.610265780</dc:date>
    <meta:editing-duration>PT4H40M12S</meta:editing-duration>
    <meta:editing-cycles>18</meta:editing-cycles>
    <meta:generator>LibreOffice/6.0.2.1.0$Linux_X86_64 LibreOffice_project/00m0$Build-1</meta:generator>
    <meta:document-statistic meta:table-count="2" meta:cell-count="609" meta:object-count="0"/>
  </office:meta>
</office:document-meta>
</file>